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text-properties fo:background-color="#FFFF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 fo:background-color="#FFFFFF"/>
    </style:style>
    <style:style style:name="T21" style:parent-style-name="Hypertextovýodkaz" style:family="text">
      <style:text-properties fo:background-color="#FFFFFF"/>
    </style:style>
    <style:style style:name="T22" style:parent-style-name="Standardnípísmoodstavce" style:family="text">
      <style:text-properties fo:color="#000000" fo:background-color="#FFFFFF"/>
    </style:style>
    <style:style style:name="P23" style:parent-style-name="Základnítext" style:family="paragraph">
      <style:text-properties fo:background-color="#FFFF00"/>
    </style:style>
    <style:style style:name="P24" style:parent-style-name="Základnítext" style:family="paragraph">
      <style:text-properties fo:background-color="#FFFF00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P28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7/2021<text:bookmark-end text:name="Text14"/></text:p>
            <text:p text:style-name="Normální">KVOP-31166/2021<text:bookmark-end text:name="Text2"/></text:p>
            <text:p text:style-name="Normální"><text:bookmark-start text:name="Text6"/>19. 07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UDr.<text:s/>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<text:s/>doktore,<text:s/></text:p>
      <text:p text:style-name="Základnítext">dne<text:s/>29. 6. 2021<text:s/>byla do Kanceláře veřejného ochránce práv doručena Vaše žádost podle zákona č. 106/1999 Sb., o svobodném přístupu k informacím, ve znění pozdějších předpisů, kterou žádáte<text:s/>zaslání Zprávy z šetření VOP<text:s/>ve věci Metodika Nejvyššího soudu k náhradě nemajetkové újmy na zdraví podle § 2958 občanského zákoníku.</text:p>
      <text:p text:style-name="P18"/>
      <text:p text:style-name="Základnítext">Ve smyslu zákona o svobodném přístupu k informacím,<text:s/><text:span text:style-name="Silné">se poskytují níže uvedené informace</text:span>:</text:p>
      <text:p text:style-name="Základnítext"/>
      <text:p text:style-name="Základnítext">Předmětnou zprávu naleznete<text:s/><text:span text:style-name="T19">v evidenci stanovisek ochránce zde:</text:span><text:span text:style-name="T20"><text:s/></text:span><text:a xlink:href="https://eso.ochrance.cz/Nalezene/Edit/9252" office:target-frame-name="_top" xlink:show="replace"><text:span text:style-name="T21">https://eso.ochrance.cz/Nalezene/Edit/9252</text:span></text:a><text:span text:style-name="T22"><text:s/>a současně ji zasílám v příloze.</text:span></text:p>
      <text:p text:style-name="P23"/>
      <text:p text:style-name="P24"/>
      <text:p text:style-name="podpis"><text:span text:style-name="T25">JUDr. Pavel Pořízek, Ph.D. v. r.</text:span></text:p>
      <text:p text:style-name="podpis"><text:span text:style-name="T26">vedoucí Kanceláře veřejného ochránce práv</text:span></text:p>
      <text:p text:style-name="podpis"><text:span text:style-name="T27">(podepsáno elektronicky)</text:span></text:p>
      <text:p text:style-name="Normální"/>
      <text:p text:style-name="Normální"/>
      <text:p text:style-name="P28">Příloha</text:p>
      <text:p text:style-name="Normální">Zpráva o šetření KVOP-5051/202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UKR*</text:span>*KVOPX00BJUKR*</text:p>
        <text:p text:style-name="P12"><text:span text:style-name="T13">KVOPX00BJUKR</text:span>KVOPX00BJUK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2T11:49:00Z</meta:creation-date>
    <dc:date>2021-07-22T11:5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45" meta:character-count="1000" meta:row-count="7" meta:non-whitespace-character-count="856"/>
  </office:meta>
</office:document-meta>
</file>